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DengXian Light" svg:font-family="DengXian Light" style:font-family-generic="system" style:font-pitch="variable" svg:panose-1="2 1 6 0 3 1 1 1 1 1"/>
    <style:font-face style:name="DengXian" svg:font-family="DengXian" style:font-family-generic="system" style:font-pitch="variable" svg:panose-1="2 1 6 0 3 1 1 1 1 1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Normal" style:family="paragraph">
      <style:text-properties style:font-name="Arial" style:font-name-complex="Arial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Normal" style:family="paragraph">
      <style:paragraph-properties fo:widows="2" fo:orphans="2" style:vertical-align="auto" fo:margin-top="0.0694in" fo:margin-bottom="0.0694in"/>
      <style:text-properties style:font-name="Arial" style:font-name-complex="Arial" fo:language="es" fo:country="ES" fo:hyphenate="true"/>
    </style:style>
    <style:style style:name="P46" style:parent-style-name="Normal" style:family="paragraph">
      <style:text-properties style:font-name="Arial" style:font-name-complex="Arial" fo:language="es" fo:country="ES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Normal" style:family="paragraph">
      <style:text-properties style:font-name="Arial" style:font-name-complex="Arial"/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Normal" style:family="paragraph">
      <style:text-properties style:font-name="Arial" style:font-name-complex="Arial"/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ES"/>
    </style:style>
    <style:style style:name="TableRow72" style:family="table-row">
      <style:table-row-properties style:row-height="0.563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pt" fo:country="BR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pt" fo:country="BR"/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pt" fo:country="BR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Normal" style:family="paragraph">
      <style:text-properties style:font-name="Arial" style:font-name-complex="Arial"/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T104" style:parent-style-name="Fuentedepárrafopredeter." style:family="text">
      <style:text-properties style:font-name="Calibri" fo:color="#000000" fo:font-size="26pt" style:font-size-asian="26pt"/>
    </style:style>
    <style:style style:name="T105" style:parent-style-name="Fuentedepárrafopredeter." style:family="text">
      <style:text-properties style:font-name="Calibri" fo:color="#000000" fo:font-size="26pt" style:font-size-asian="26pt"/>
    </style:style>
    <style:style style:name="T106" style:parent-style-name="Fuentedepárrafopredeter." style:family="text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<draw:frame draw:z-index="251660288" draw:id="id1" draw:style-name="a2" draw:name="Text Box 2" text:anchor-type="paragraph" svg:x="0.02778in" svg:y="0.24375in" svg:width="3.92639in" svg:height="1.53542in" style:rel-width="scale" style:rel-height="scale"><draw:text-box><text:p text:style-name="P38">M.I. Marco Antonio Martínez Quintana.</text:p></draw:text-box><svg:title/><svg:desc/></draw:frame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<draw:frame draw:z-index="251662336" draw:id="id2" draw:style-name="a3" draw:name="Text Box 2" text:anchor-type="paragraph" svg:x="0.09028in" svg:y="0.23542in" svg:width="4.01042in" svg:height="1.53542in" style:rel-width="scale" style:rel-height="scale"><draw:text-box><text:p text:style-name="P45">Estructura de Datos y<text:s/>Algoritmos I</text:p><text:p text:style-name="P46"/></draw:text-box><svg:title/><svg:desc/></draw:frame>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><draw:frame draw:z-index="251663360" draw:id="id3" draw:style-name="a4" draw:name="Text Box 4" text:anchor-type="paragraph" svg:x="0.04931in" svg:y="0.22361in" svg:width="1.57292in" svg:height="0.28125in" style:rel-width="scale" style:rel-height="scale"><draw:text-box><text:p text:style-name="Normal">15</text:p></draw:text-box><svg:title/><svg:desc/></draw:frame>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><draw:frame draw:z-index="251664384" draw:id="id4" draw:style-name="a5" draw:name="Text Box 5" text:anchor-type="paragraph" svg:x="0.07014in" svg:y="0.21875in" svg:width="1.19792in" svg:height="0.32292in" style:rel-width="scale" style:rel-height="scale"><draw:text-box><text:p text:style-name="P59">Práctica 1</text:p></draw:text-box><svg:title/><svg:desc/></draw:frame>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><draw:frame draw:z-index="251668480" draw:id="id5" draw:style-name="a6" draw:name="Text Box 2" text:anchor-type="paragraph" svg:x="0.01806in" svg:y="0.21042in" svg:width="2.58125in" svg:height="1.53542in" style:rel-width="scale" style:rel-height="scale"><draw:text-box><text:p text:style-name="P66">Bear Almaraz Miguel Angel</text:p></draw:text-box><svg:title/><svg:desc/></draw:frame></text:p>
          </table:table-cell>
        </table:table-row>
        <table:table-row table:style-name="TableRow67">
          <table:table-cell table:style-name="TableCell68">
            <text:p text:style-name="P69">No. de Equipo de cómputo empleado: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  <text:p text:style-name="P75">No. de Lista o Brigada: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><draw:frame draw:z-index="251665408" draw:id="id6" draw:style-name="a7" draw:name="Text Box 6" text:anchor-type="paragraph" svg:x="0.04931in" svg:y="0.20972in" svg:width="1.61389in" svg:height="0.28125in" style:rel-width="scale" style:rel-height="scale"><draw:text-box><text:p text:style-name="P84">2021-2</text:p></draw:text-box><svg:title/><svg:desc/></draw:frame>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><draw:frame draw:z-index="251666432" draw:id="id7" draw:style-name="a8" draw:name="Text Box 7" text:anchor-type="paragraph" svg:x="0.09097in" svg:y="0.20069in" svg:width="1.47917in" svg:height="0.30139in" style:rel-width="scale" style:rel-height="scale"><draw:text-box><text:p text:style-name="Normal">15/03/2021</text:p><text:p text:style-name="Normal">/03/2021</text:p></draw:text-box><svg:title/><svg:desc/></draw:frame>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s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Standard"><text:span text:style-name="T104"><text:tab/></text:span><text:span text:style-name="T105"><text:tab/></text:span><text:span text:style-name="T106"><text:tab/></text:span><text:span text:style-name="T107"><text:tab/></text:span><text:span text:style-name="T108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DengXian Light" svg:font-family="DengXian Light" style:font-family-generic="system" style:font-pitch="variable" svg:panose-1="2 1 6 0 3 1 1 1 1 1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megamiguel 9535</dc:creator>
    <meta:creation-date>2017-02-02T00:09:00Z</meta:creation-date>
    <dc:date>2021-03-15T03:34:00Z</dc:date>
    <meta:template xlink:href="Normal" xlink:type="simple"/>
    <meta:editing-cycles>16</meta:editing-cycles>
    <meta:editing-duration>PT0S</meta:editing-duration>
    <meta:document-statistic meta:page-count="1" meta:paragraph-count="1" meta:word-count="55" meta:character-count="371" meta:row-count="2" meta:non-whitespace-character-count="317"/>
  </office:meta>
</office:document-meta>
</file>